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b8a9" officeooo:paragraph-rsid="0008b8a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b8a9" officeooo:paragraph-rsid="0008b8a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8b8a9" officeooo:paragraph-rsid="0008b8a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8b8a9" officeooo:paragraph-rsid="0008b8a9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Report</text:p>
      <text:p text:style-name="P3">By Robert Syvarth &amp; William Headrick</text:p>
      <text:p text:style-name="P3">RS42999 &amp; ______________</text:p>
      <text:p text:style-name="P4"/>
      <text:p text:style-name="P2">1. How did your team go about tackling this problem?</text:p>
      <text:p text:style-name="P4">Test</text:p>
      <text:p text:style-name="P4"/>
      <text:p text:style-name="P2">2. Which methods/algorithms did you try?</text:p>
      <text:p text:style-name="P4">Test</text:p>
      <text:p text:style-name="P4"/>
      <text:p text:style-name="P2">3. What is your final methodology? Walk through it in detail, starting from data pre-processing. Explain all the machine learning algorithms(s) you used as well as the parameters you chose. Also discuss any external tools or libraries that you used.</text:p>
      <text:p text:style-name="P4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3:44:59.090877687</meta:creation-date>
    <dc:date>2016-05-05T23:52:21.547040758</dc:date>
    <meta:editing-duration>PT7M22S</meta:editing-duration>
    <meta:editing-cycles>1</meta:editing-cycles>
    <meta:document-statistic meta:table-count="0" meta:image-count="0" meta:object-count="0" meta:page-count="1" meta:paragraph-count="9" meta:word-count="71" meta:character-count="433" meta:non-whitespace-character-count="371"/>
    <meta:generator>LibreOffice/5.0.2.2$Linux_x86 LibreOffice_project/00m0$Build-2</meta:generator>
  </office:meta>
</office:document-meta>
</file>